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1cm" draw:marker-start-width="6.05cm" draw:marker-end="Arrow" draw:marker-end-width="6.05cm" draw:textarea-horizontal-align="center" draw:textarea-vertical-align="middl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line draw:style-name="gr1" draw:text-style-name="P1" draw:layer="layout" svg:width="26.499cm" svg:height="11.999cm" draw:transform="rotate (-3.1415926535892) translate (28.0000000000214cm 16cm)" svg:viewBox="0 0 26500 12000" draw:points="0,-20000 0,-32000 26500,-320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stroke-linejoin="miter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teve Marple</meta:initial-creator>
    <meta:creation-date>2009-06-10T10:26:52</meta:creation-date>
    <dc:creator>Steve Marple</dc:creator>
    <dc:date>2009-06-10T10:36:48</dc:date>
    <meta:editing-cycles>2</meta:editing-cycles>
    <meta:editing-duration>PT9M57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